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cc" draw:fill-gradient-name="Gradient_20_1" draw:fill-hatch-name="Black_20_0_20_Degrees" draw:opacity="50%" draw:textarea-horizontal-align="justify" draw:textarea-vertical-align="middle" draw:auto-grow-height="false" draw:shadow-offset-x="0.305cm" draw:shadow-offset-y="0.305cm" draw:shadow-opacity="50%"/>
    </style:style>
    <style:style style:name="gr3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1cm" svg:height="0.271cm" draw:transform="skewX (-0.0624827872213852) rotate (1.29241631110156) translate (28.5739361850119cm 13.9685473735638cm)" svg:viewBox="0 0 2311 272" svg:d="m0 62627c136 608 2311-2 2311-2">
            <text:p/>
          </draw:path>
          <draw:path draw:style-name="gr1" draw:text-style-name="P1" draw:layer="layout" svg:width="2.31cm" svg:height="0.271cm" draw:transform="skewX (0.0624827872213852) rotate (1.84917634248764) translate (29.21cm 11.7465cm)" svg:viewBox="0 0 2311 272" svg:d="m2311 49717c-136 609-2311-2-2311-2">
            <text:p/>
          </draw:path>
        </draw:g>
        <draw:custom-shape draw:style-name="gr2" draw:text-style-name="P1" draw:layer="layout" svg:width="8.89cm" svg:height="11.43cm" svg:x="19.685cm" svg:y="1.27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2.31cm" svg:height="0.271cm" draw:transform="skewX (-0.0624827872213852) rotate (1.29241631110156) translate (19.6849361850119cm 13.9685473735638cm)" svg:viewBox="0 0 2311 272" svg:d="m0 45533c136 608 2311-2 2311-2">
            <text:p/>
          </draw:path>
          <draw:path draw:style-name="gr1" draw:text-style-name="P1" draw:layer="layout" svg:width="2.31cm" svg:height="0.271cm" draw:transform="skewX (0.0624827872213852) rotate (1.84917634248764) translate (20.321cm 11.7465cm)" svg:viewBox="0 0 2311 272" svg:d="m2311 32624c-136 609-2311-2-2311-2">
            <text:p/>
          </draw:path>
        </draw:g>
        <draw:custom-shape draw:style-name="gr3" draw:text-style-name="P2" draw:layer="layout" svg:width="8.89cm" svg:height="1.27cm" svg:x="19.685cm" svg:y="0.63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7.94cm" svg:height="1.27cm" svg:x="0.635cm" svg:y="12.065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9cm" svg:height="1.27cm" svg:x="19.685cm" svg:y="10.16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9.685cm" svg:y1="9.524cm" svg:x2="19.685cm" svg:y2="1.904cm">
          <text:p/>
        </draw:line>
        <draw:g>
          <draw:path draw:style-name="gr1" draw:text-style-name="P1" draw:layer="layout" svg:width="2.31cm" svg:height="0.27cm" draw:transform="skewX (-0.0630063859969834) rotate (-1.84917634248883) translate (19.6851818087988cm 9.5240397737096cm)" svg:viewBox="0 0 2311 271" svg:d="m0-43089c136 610 2311 0 2311 0">
            <text:p/>
          </draw:path>
          <draw:path draw:style-name="gr1" draw:text-style-name="P1" draw:layer="layout" svg:width="2.31cm" svg:height="0.271cm" draw:transform="skewX (0.0630063859969833) rotate (-1.29241631110274) translate (19.051cm 11.7465cm)" svg:viewBox="0 0 2311 272" svg:d="m2311-30178c-136 610-2311-1-2311-1">
            <text:p/>
          </draw:path>
        </draw:g>
        <draw:line draw:style-name="gr5" draw:text-style-name="P1" draw:layer="layout" svg:x1="0.635cm" svg:y1="14.29cm" svg:x2="3.175cm" svg:y2="14.29cm">
          <text:p/>
        </draw:line>
        <draw:frame draw:style-name="gr6" draw:text-style-name="P3" draw:layer="layout" svg:width="1.827cm" svg:height="1.585cm" svg:x="0.635cm" svg:y="14.29cm">
          <draw:text-box>
            <text:p><text:span text:style-name="T1">Time</text:span></text:p>
          </draw:text-box>
        </draw:frame>
        <draw:frame draw:style-name="gr7" draw:text-style-name="P3" draw:layer="layout" svg:width="11.43cm" svg:height="0.954cm" svg:x="8.285cm" svg:y="3.909cm">
          <draw:text-box>
            <text:p><text:span text:style-name="T1">(4) Goal occurrence physical hypotheses</text:span></text:p>
          </draw:text-box>
        </draw:frame>
        <draw:line draw:style-name="gr8" draw:text-style-name="P1" draw:layer="layout" svg:x1="20.32cm" svg:y1="4.444cm" svg:x2="19.05cm" svg:y2="4.444cm">
          <text:p/>
        </draw:line>
        <draw:g>
          <draw:path draw:style-name="gr1" draw:text-style-name="P1" draw:layer="layout" svg:width="2.31cm" svg:height="0.27cm" draw:transform="skewX (-0.0630063859969834) rotate (-1.84917634248883) translate (28.5741818087988cm 9.5240397737096cm)" svg:viewBox="0 0 2311 271" svg:d="m0-60183c136 610 2311 0 2311 0">
            <text:p/>
          </draw:path>
          <draw:path draw:style-name="gr1" draw:text-style-name="P1" draw:layer="layout" svg:width="2.31cm" svg:height="0.271cm" draw:transform="skewX (0.0630063859969834) rotate (-1.29241631110274) translate (27.94cm 11.7465cm)" svg:viewBox="0 0 2311 272" svg:d="m2311-47272c-136 610-2311-1-2311-1">
            <text:p/>
          </draw:path>
        </draw:g>
        <draw:line draw:style-name="gr9" draw:text-style-name="P1" draw:layer="layout" svg:x1="19.685cm" svg:y1="9.524cm" svg:x2="28.575cm" svg:y2="9.524cm">
          <text:p/>
        </draw:line>
        <draw:line draw:style-name="gr9" draw:text-style-name="P1" draw:layer="layout" svg:x1="19.685cm" svg:y1="13.969cm" svg:x2="28.575cm" svg:y2="13.969cm">
          <text:p/>
        </draw:line>
        <draw:line draw:style-name="gr5" draw:text-style-name="P1" draw:layer="layout" svg:x1="28.575cm" svg:y1="9.524cm" svg:x2="28.575cm" svg:y2="1.9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845cm" fo:page-height="15.8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30T17:41:46</meta:creation-date>
    <dc:date>2011-07-30T17:48:57</dc:date>
    <dc:creator>Bo Morgan</dc:creator>
    <meta:editing-duration>PT00H07M11S</meta:editing-duration>
    <meta:editing-cycles>1</meta:editing-cycles>
    <meta:document-statistic meta:object-count="24"/>
    <meta:generator>OpenOffice.org/3.2$Linux OpenOffice.org_project/320m12$Build-9483</meta:generator>
  </office:meta>
</office:document-meta>
</file>